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46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6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47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7" draw:layer="layout" svg:width="1.469cm" svg:height="0.317cm" svg:x="9.258cm" svg:y="2.544cm">
          <draw:text-box>
            <text:p text:style-name="P6"><text:span text:style-name="T4">(0.76, 0.790)</text:span></text:p>
          </draw:text-box>
        </draw:frame>
        <draw:frame draw:style-name="gr21" draw:text-style-name="P7" draw:layer="layout" svg:width="1.612cm" svg:height="0.317cm" svg:x="6.05cm" svg:y="2.544cm">
          <draw:text-box>
            <text:p text:style-name="P6"><text:span text:style-name="T4">(0.105, 0.790)</text:span></text:p>
          </draw:text-box>
        </draw:frame>
        <draw:frame draw:style-name="gr22" draw:text-style-name="P7" draw:layer="layout" svg:width="1.612cm" svg:height="0.315cm" svg:x="8.282cm" svg:y="3.502cm">
          <draw:text-box>
            <text:p text:style-name="P6"><text:span text:style-name="T4">(0.573, 0.595)</text:span></text:p>
          </draw:text-box>
        </draw:frame>
        <draw:frame draw:style-name="gr22" draw:text-style-name="P7" draw:layer="layout" svg:width="1.612cm" svg:height="0.315cm" svg:x="6.026cm" svg:y="5.893cm">
          <draw:text-box>
            <text:p text:style-name="P6"><text:span text:style-name="T4">(0.105, 0.109)</text:span></text:p>
          </draw:text-box>
        </draw:frame>
        <draw:frame draw:style-name="gr23" draw:text-style-name="P7" draw:layer="layout" svg:width="1.612cm" svg:height="0.316cm" svg:x="9.134cm" svg:y="3.978cm">
          <draw:text-box>
            <text:p text:style-name="P6"><text:span text:style-name="T4">(0.853, 0.498)</text:span></text:p>
          </draw:text-box>
        </draw:frame>
        <draw:frame draw:style-name="gr24" draw:text-style-name="P7" draw:layer="layout" svg:width="1.473cm" svg:height="0.315cm" svg:x="9.249cm" svg:y="5.893cm">
          <draw:text-box>
            <text:p text:style-name="P6"><text:span text:style-name="T4">(0.76, 0.109)</text:span></text:p>
          </draw:text-box>
        </draw:frame>
        <draw:frame draw:style-name="gr23" draw:text-style-name="P7" draw:layer="layout" svg:width="1.612cm" svg:height="0.316cm" svg:x="6.833cm" svg:y="4.936cm">
          <draw:text-box>
            <text:p text:style-name="P6"><text:span text:style-name="T4">(0.292, 0.303)</text:span></text:p>
          </draw:text-box>
        </draw:frame>
        <draw:frame draw:style-name="gr25" draw:text-style-name="P7" draw:layer="layout" svg:width="1.61cm" svg:height="0.316cm" svg:x="7.251cm" svg:y="2.067cm">
          <draw:text-box>
            <text:p text:style-name="P6"><text:span text:style-name="T4">(0.386, 0.887)</text:span></text:p>
          </draw:text-box>
        </draw:frame>
        <draw:frame draw:style-name="gr23" draw:text-style-name="P7" draw:layer="layout" svg:width="1.612cm" svg:height="0.316cm" svg:x="8.282cm" svg:y="4.936cm">
          <draw:text-box>
            <text:p text:style-name="P6"><text:span text:style-name="T4">(0.573, 0.303)</text:span></text:p>
          </draw:text-box>
        </draw:frame>
        <draw:frame draw:style-name="gr26" draw:text-style-name="P7" draw:layer="layout" svg:width="1.61cm" svg:height="0.315cm" svg:x="6.058cm" svg:y="4.458cm">
          <draw:text-box>
            <text:p text:style-name="P6"><text:span text:style-name="T4">(0.012, 0.401)</text:span></text:p>
          </draw:text-box>
        </draw:frame>
        <draw:frame draw:style-name="gr22" draw:text-style-name="P7" draw:layer="layout" svg:width="1.612cm" svg:height="0.315cm" svg:x="6.833cm" svg:y="3.502cm">
          <draw:text-box>
            <text:p text:style-name="P6"><text:span text:style-name="T4">(0.292, 0.595)</text:span></text:p>
          </draw:text-box>
        </draw:frame>
        <draw:frame draw:style-name="gr22" draw:text-style-name="P7" draw:layer="layout" svg:width="1.612cm" svg:height="0.315cm" svg:x="7.606cm" svg:y="5.896cm">
          <draw:text-box>
            <text:p text:style-name="P6"><text:span text:style-name="T4">(0.479, 0.012)</text:span></text:p>
          </draw:text-box>
        </draw:frame>
        <draw:frame draw:style-name="gr27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1:36.374526072</dc:date>
    <meta:editing-duration>PT4H44M47S</meta:editing-duration>
    <meta:editing-cycles>82</meta:editing-cycles>
    <meta:document-statistic meta:object-count="68"/>
  </office:meta>
</office:document-meta>
</file>